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margin-left="0.423cm" fo:margin-right="0cm" fo:text-indent="0cm" style:auto-text-indent="false"/>
    </style:style>
    <style:style style:name="P2" style:family="paragraph" style:parent-style-name="Text_20_body">
      <style:paragraph-properties fo:margin-left="0.423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text-properties officeooo:paragraph-rsid="0001d76c"/>
    </style:style>
    <style:style style:name="P5" style:family="paragraph" style:parent-style-name="Preformatted_20_Text" style:list-style-name="L2">
      <style:paragraph-properties fo:margin-left="0cm" fo:margin-right="0cm" fo:text-indent="0cm" style:auto-text-indent="false" fo:padding="0cm" fo:border="none"/>
      <style:text-properties fo:color="#636f88" loext:opacity="100%" fo:font-size="11pt" style:font-size-asian="11pt" style:font-size-complex="11pt"/>
    </style:style>
    <style:style style:name="P6" style:family="paragraph" style:parent-style-name="Preformatted_20_Text" style:list-style-name="L2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fo:color="#636f88" loext:opacity="100%" fo:font-size="11pt" style:font-size-asian="11pt" style:font-size-complex="11pt"/>
    </style:style>
    <style:style style:name="P7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636f88" loext:opacity="100%" fo:font-size="11pt" style:font-size-asian="11pt" style:font-size-complex="11pt"/>
    </style:style>
    <style:style style:name="P8" style:family="paragraph" style:parent-style-name="Preformatted_20_Text" style:list-style-name="L3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fo:color="#81a1c1" loext:opacity="100%" fo:font-size="11pt" style:font-size-asian="11pt" style:font-size-complex="11pt"/>
    </style:style>
    <style:style style:name="P9" style:family="paragraph" style:parent-style-name="Preformatted_20_Text" style:list-style-name="L1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0" style:family="paragraph" style:parent-style-name="Preformatted_20_Text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2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3" style:family="paragraph" style:parent-style-name="Preformatted_20_Text" style:list-style-name="L2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4" style:family="paragraph" style:parent-style-name="Preformatted_20_Text" style:list-style-name="L2">
      <style:paragraph-properties fo:margin-left="0.318cm" fo:margin-top="0.106cm" fo:margin-bottom="0.247cm" style:contextual-spacing="false" fo:padding="0cm" fo:border="none"/>
      <style:text-properties fo:font-size="11pt" style:font-size-asian="11pt" style:font-size-complex="11pt"/>
    </style:style>
    <style:style style:name="P15" style:family="paragraph" style:parent-style-name="Preformatted_20_Text">
      <style:paragraph-properties fo:padding="0cm" fo:border="none"/>
      <style:text-properties fo:font-size="11pt" style:font-size-asian="11pt" style:font-size-complex="11pt"/>
    </style:style>
    <style:style style:name="P16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7" style:family="paragraph" style:parent-style-name="Preformatted_20_Text" style:list-style-name="L3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8" style:family="paragraph" style:parent-style-name="Preformatted_20_Text" style:list-style-name="L3">
      <style:paragraph-properties fo:margin-left="0.318cm" fo:margin-top="0.106cm" fo:margin-bottom="0.247cm" style:contextual-spacing="false" fo:padding="0cm" fo:border="none"/>
      <style:text-properties fo:font-size="11pt" style:font-size-asian="11pt" style:font-size-complex="11pt"/>
    </style:style>
    <style:style style:name="P19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0" style:family="paragraph" style:parent-style-name="Preformatted_20_Text" style:list-style-name="L4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1">
      <style:paragraph-properties fo:margin-left="0cm" fo:margin-right="0cm" fo:margin-top="0cm" fo:margin-bottom="0.106cm" style:contextual-spacing="false" fo:text-indent="0cm" style:auto-text-indent="false"/>
    </style:style>
    <style:style style:name="P24" style:family="paragraph" style:parent-style-name="Text_20_body" style:list-style-name="L2">
      <style:paragraph-properties fo:margin-left="0cm" fo:margin-right="0cm" fo:margin-top="0cm" fo:margin-bottom="0.106cm" style:contextual-spacing="false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1pt" fo:background-color="#292a2d" style:font-size-asian="11pt" style:font-size-complex="11pt" loext:padding="0cm" loext:border="none"/>
    </style:style>
    <style:style style:name="P26" style:family="paragraph" style:parent-style-name="Text_20_body">
      <style:paragraph-properties fo:margin-left="0.318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1pt" style:font-size-asian="11pt" style:font-size-complex="11pt"/>
    </style:style>
    <style:style style:name="P28" style:family="paragraph" style:parent-style-name="Text_20_body" style:list-style-name="L3">
      <style:paragraph-properties fo:margin-left="0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P29" style:family="paragraph" style:parent-style-name="Text_20_body" style:list-style-name="L4">
      <style:paragraph-properties fo:margin-left="0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P30" style:family="paragraph" style:parent-style-name="Text_20_body">
      <style:paragraph-properties fo:margin-left="0cm" fo:margin-right="0cm" fo:margin-top="0.106cm" fo:margin-bottom="0.247cm" style:contextual-spacing="false" fo:text-indent="0cm" style:auto-text-indent="false"/>
      <style:text-properties fo:font-size="11pt" fo:font-weight="normal" fo:background-color="#292a2d" style:font-size-asian="11pt" style:font-weight-asian="normal" style:font-size-complex="11pt" style:font-weight-complex="normal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color="#88c0d0" loext:opacity="100%"/>
    </style:style>
    <style:style style:name="T3" style:family="text">
      <style:text-properties fo:color="#b48ead" loext:opacity="100%"/>
    </style:style>
    <style:style style:name="T4" style:family="text">
      <style:text-properties fo:color="#81a1c1" loext:opacity="100%"/>
    </style:style>
    <style:style style:name="T5" style:family="text">
      <style:text-properties fo:color="#81a1c1" loext:opacity="100%" officeooo:rsid="0001d76c"/>
    </style:style>
    <style:style style:name="T6" style:family="text">
      <style:text-properties fo:color="#a3be8c" loext:opacity="100%"/>
    </style:style>
    <style:style style:name="T7" style:family="text">
      <style:text-properties officeooo:rsid="0001d76c"/>
    </style:style>
    <style:style style:name="T8" style:family="text">
      <style:text-properties officeooo:rsid="0001d76c" loext:padding="0cm" loext:border="none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1d76c" style:font-size-asian="11pt" style:font-size-complex="11pt"/>
    </style:style>
    <style:style style:name="T11" style:family="text">
      <style:text-properties fo:font-size="11pt" officeooo:rsid="0001d76c" style:font-size-asian="11pt" style:font-size-complex="11pt" loext:padding="0cm" loext:border="none"/>
    </style:style>
    <style:style style:name="T12" style:family="text">
      <style:text-properties fo:font-size="11pt" style:font-size-asian="11pt" style:font-size-complex="11pt" loext:padding="0cm" loext:border="none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11pt" fo:font-weight="normal" style:font-size-asian="11pt" style:font-weight-asian="normal" style:font-size-complex="11pt" style:font-weight-complex="normal" loext:padding="0cm" loext:border="none"/>
    </style:style>
    <style:style style:name="T17" style:family="text">
      <style:text-properties officeooo:rsid="00031a0e"/>
    </style:style>
    <style:style style:name="T18" style:family="text">
      <style:text-properties officeooo:rsid="00039ad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Strong_20_Emphasis"><text:span text:style-name="T10">Deploying this to AWS</text:span></text:span></text:h>
      <text:h text:style-name="Heading_20_3" text:outline-level="3"><text:span text:style-name="Strong_20_Emphasis"><text:span text:style-name="T9">Step 1: Prepare AWS Infrastructure</text:span></text:span></text:h>
      <text:list text:style-name="L1">
        <text:list-item>
          <text:p text:style-name="P22"><text:span text:style-name="Strong_20_Emphasis"><text:span text:style-name="T15">Create an AWS Account</text:span></text:span><text:span text:style-name="T15"> </text:span></text:p>
        </text:list-item>
        <text:list-item>
          <text:p text:style-name="P23"><text:span text:style-name="Strong_20_Emphasis"><text:span text:style-name="T15">Launch an EC2 Instance</text:span></text:span><text:span text:style-name="T15">:</text:span></text:p>
          <text:list>
            <text:list-item>
              <text:p text:style-name="P22"><text:span text:style-name="T15">AMI: </text:span><text:span text:style-name="Strong_20_Emphasis"><text:span text:style-name="T15">Ubuntu 22.04 LTS</text:span></text:span></text:p>
            </text:list-item>
            <text:list-item>
              <text:p text:style-name="P22"><text:span text:style-name="T15">Instance Type: </text:span><text:span text:style-name="Strong_20_Emphasis"><text:span text:style-name="T15">t2.medium</text:span></text:span><text:span text:style-name="T15"> (or higher for production)</text:span></text:p>
            </text:list-item>
            <text:list-item>
              <text:p text:style-name="P22"><text:span text:style-name="T15">Storage: </text:span><text:span text:style-name="Strong_20_Emphasis"><text:span text:style-name="T15">30GB</text:span></text:span><text:span text:style-name="T15"> (SSD)</text:span></text:p>
            </text:list-item>
            <text:list-item>
              <text:p text:style-name="P22"><text:span text:style-name="T15">Security Group: Open ports </text:span><text:span text:style-name="Strong_20_Emphasis"><text:span text:style-name="T15">22 (SSH), 80 (HTTP), 443 (HTTPS), 3000 (Frontend), 3001 (Backend)</text:span></text:span></text:p>
            </text:list-item>
            <text:list-item>
              <text:p text:style-name="P22"><text:span text:style-name="T15">Key Pair: Create/download a </text:span><text:span text:style-name="Source_20_Text"><text:span text:style-name="T16">.pem</text:span></text:span><text:span text:style-name="T15"> file for SSH access</text:span></text:p>
            </text:list-item>
          </text:list>
        </text:list-item>
        <text:list-item>
          <text:p text:style-name="P23"><text:span text:style-name="Strong_20_Emphasis"><text:span text:style-name="T15">Connect to EC2 Instance</text:span></text:span><text:span text:style-name="T15">:</text:span></text:p>
        </text:list-item>
      </text:list>
      <text:p text:style-name="P30"/>
      <text:list text:continue-numbering="true" text:style-name="L1">
        <text:list-header>
          <text:p text:style-name="P9"><text:span text:style-name="T2">chmod</text:span> <text:span text:style-name="T3">400</text:span> <text:span text:style-name="T7">my</text:span>key.pem</text:p>
          <text:p text:style-name="P9"><text:span text:style-name="T2">ssh</text:span> <text:span text:style-name="T4">-i</text:span> <text:span text:style-name="T7">my</text:span>.pem ubuntu@<text:span text:style-name="T17">my</text:span>-ec2-public-ip</text:p>
        </text:list-header>
      </text:list>
      <text:h text:style-name="P1" text:outline-level="3"><text:span text:style-name="Strong_20_Emphasis"><text:span text:style-name="T9"/></text:span></text:h>
      <text:h text:style-name="P1" text:outline-level="3"><text:span text:style-name="Strong_20_Emphasis"><text:span text:style-name="T9">Step 2: Install Prerequisites on EC2</text:span></text:span></text:h>
      <text:p text:style-name="P2"><text:span text:style-name="Strong_20_Emphasis"><text:span text:style-name="T9"/></text:span></text:p>
      <text:p text:style-name="P26">Run these commands on your EC2 instance</text:p>
      <text:p text:style-name="P10"><text:span text:style-name="T2">sudo</text:span> <text:span text:style-name="T2">apt</text:span> update <text:span text:style-name="T4">&amp;&amp;</text:span> <text:span text:style-name="T2">sudo</text:span> <text:span text:style-name="T2">apt</text:span> upgrade <text:span text:style-name="T4">-y</text:span></text:p>
      <text:p text:style-name="P10"><text:span text:style-name="T2">sudo</text:span> <text:span text:style-name="T2">apt</text:span> <text:span text:style-name="T2">install</text:span> docker.io <text:span text:style-name="T4">-y</text:span></text:p>
      <text:p text:style-name="P10"><text:span text:style-name="T2">sudo</text:span> systemctl <text:span text:style-name="T2">enable</text:span> <text:span text:style-name="T2">docker</text:span></text:p>
      <text:p text:style-name="P10"><text:span text:style-name="T2">sudo</text:span> systemctl start <text:span text:style-name="T2">docker</text:span></text:p>
      <text:p text:style-name="P10"><text:span text:style-name="T2">sudo</text:span> <text:span text:style-name="T2">curl</text:span> <text:span text:style-name="T4">-L</text:span> <text:span text:style-name="T6">"https://github.com/docker/compose/releases/latest/download/docker-compose-</text:span><text:span text:style-name="T4">$(</text:span><text:span text:style-name="T2">uname</text:span><text:span text:style-name="T4"> -s)</text:span><text:span text:style-name="T6">-</text:span><text:span text:style-name="T4">$(</text:span><text:span text:style-name="T2">uname</text:span><text:span text:style-name="T4"> -m)</text:span><text:span text:style-name="T6">"</text:span> <text:span text:style-name="T4">-o</text:span> /usr/local/bin/docker-compose</text:p>
      <text:p text:style-name="P10"><text:span text:style-name="T2">sudo</text:span> <text:span text:style-name="T2">chmod</text:span> +x /usr/local/bin/docker-compose</text:p>
      <text:p text:style-name="P10"><text:span text:style-name="T2">docker</text:span> <text:span text:style-name="T4">--version</text:span></text:p>
      <text:p text:style-name="P11"><text:span text:style-name="T2">docker-compose</text:span> <text:span text:style-name="T4">--version</text:span></text:p>
      <text:h text:style-name="P1" text:outline-level="3"><text:span text:style-name="Strong_20_Emphasis"><text:span text:style-name="T9">Step 3: Deploy Your Application</text:span></text:span></text:h>
      <text:list text:style-name="L2">
        <text:list-item>
          <text:p text:style-name="P24"><text:span text:style-name="Strong_20_Emphasis"><text:span text:style-name="T9">Upload </text:span></text:span><text:span text:style-name="Strong_20_Emphasis"><text:span text:style-name="T10">the</text:span></text:span><text:span text:style-name="Strong_20_Emphasis"><text:span text:style-name="T9"> Code</text:span></text:span><text:span text:style-name="T9"> to EC2:</text:span></text:p>
          <text:p text:style-name="P5"># On your local machine</text:p>
          <text:p text:style-name="P12"><text:span text:style-name="T2">scp</text:span> <text:span text:style-name="T4">-i</text:span> your-key.pem <text:span text:style-name="T4">-r</text:span> ./folder ubuntu@your-ec2-public-ip:/home/ubuntu/</text:p>
        </text:list-item>
        <text:list-item>
          <text:p text:style-name="P24"><text:span text:style-name="Strong_20_Emphasis"><text:span text:style-name="T9">Set Up Environment Variables</text:span></text:span><text:span text:style-name="T9">:<text:line-break/>Create a </text:span><text:span text:style-name="Source_20_Text"><text:span text:style-name="T12">.env</text:span></text:span><text:span text:style-name="T9"> file in </text:span><text:span text:style-name="Source_20_Text"><text:span text:style-name="T12">/backend</text:span></text:span><text:span text:style-name="T9"> and </text:span><text:span text:style-name="Source_20_Text"><text:span text:style-name="T12">/frontend</text:span></text:span><text:span text:style-name="T9"> with your configurations</text:span></text:p>
          <text:p text:style-name="P6"># Backend .env example</text:p>
          <text:p text:style-name="P13"><text:span text:style-name="T4">DB_NAME=</text:span><text:span text:style-name="T5">name</text:span></text:p>
          <text:p text:style-name="P13"><text:span text:style-name="T4">DB_USER=</text:span><text:span text:style-name="T5">user</text:span></text:p>
          <text:p text:style-name="P13"><text:span text:style-name="T4">DB_PASSWORD=</text:span><text:span text:style-name="T5">pwd</text:span></text:p>
          <text:p text:style-name="P13"><text:span text:style-name="T4">JWT_SECRET=</text:span><text:span text:style-name="T5">secret</text:span></text:p>
        </text:list-item>
        <text:list-item>
          <text:p text:style-name="P24"><text:soft-page-break/><text:span text:style-name="Strong_20_Emphasis"><text:span text:style-name="T9">Modify </text:span></text:span><text:span text:style-name="Strong_20_Emphasis"><text:span text:style-name="T10">the provided </text:span></text:span><text:span text:style-name="Strong_20_Emphasis"><text:span text:style-name="Source_20_Text"><text:span text:style-name="T12">docker-compose.yml</text:span></text:span></text:span><text:span text:style-name="Strong_20_Emphasis"><text:span text:style-name="T9"> for Production </text:span></text:span><text:span text:style-name="Strong_20_Emphasis"><text:span text:style-name="T10">env</text:span></text:span></text:p>
          <text:p text:style-name="P13"><text:span text:style-name="T2">version</text:span><text:span text:style-name="T4">:</text:span> <text:span text:style-name="T6">"3.8"</text:span></text:p>
          <text:p text:style-name="P13"><text:span text:style-name="T2">services</text:span><text:span text:style-name="T4">:</text:span></text:p>
          <text:p text:style-name="P13"><text:s text:c="2"/><text:span text:style-name="T2">db</text:span><text:span text:style-name="T4">:</text:span></text:p>
          <text:p text:style-name="P13"><text:s text:c="4"/><text:span text:style-name="T2">image</text:span><text:span text:style-name="T4">:</text:span> postgres<text:span text:style-name="T4">:</text:span><text:span text:style-name="T3">13</text:span></text:p>
          <text:p text:style-name="P13"><text:s text:c="4"/><text:span text:style-name="T2">environment</text:span><text:span text:style-name="T4">:</text:span></text:p>
          <text:p text:style-name="P13"><text:s text:c="6"/><text:span text:style-name="T2">POSTGRES_DB</text:span><text:span text:style-name="T4">:</text:span> $<text:span text:style-name="T4">{</text:span>DB_NAME<text:span text:style-name="T4">}</text:span></text:p>
          <text:p text:style-name="P13"><text:s text:c="6"/><text:span text:style-name="T2">POSTGRES_USER</text:span><text:span text:style-name="T4">:</text:span> $<text:span text:style-name="T4">{</text:span>DB_USER<text:span text:style-name="T4">}</text:span></text:p>
          <text:p text:style-name="P13"><text:s text:c="6"/><text:span text:style-name="T2">POSTGRES_PASSWORD</text:span><text:span text:style-name="T4">:</text:span> $<text:span text:style-name="T4">{</text:span>DB_PASSWORD<text:span text:style-name="T4">}</text:span></text:p>
          <text:p text:style-name="P13"><text:s text:c="4"/><text:span text:style-name="T2">volumes</text:span><text:span text:style-name="T4">:</text:span></text:p>
          <text:p text:style-name="P13"><text:s text:c="6"/><text:span text:style-name="T4">-</text:span> postgres_data<text:span text:style-name="T4">:</text:span>/var/lib/postgresql/data</text:p>
          <text:p text:style-name="P13"><text:s text:c="4"/><text:span text:style-name="T2">restart</text:span><text:span text:style-name="T4">:</text:span> always</text:p>
          <text:p text:style-name="P14"/>
          <text:p text:style-name="P13"><text:s text:c="2"/><text:span text:style-name="T2">backend</text:span><text:span text:style-name="T4">:</text:span></text:p>
          <text:p text:style-name="P13"><text:s text:c="4"/><text:span text:style-name="T2">build</text:span><text:span text:style-name="T4">:</text:span> ./backend</text:p>
          <text:p text:style-name="P13"><text:s text:c="4"/><text:span text:style-name="T2">ports</text:span><text:span text:style-name="T4">:</text:span></text:p>
          <text:p text:style-name="P13"><text:s text:c="6"/><text:span text:style-name="T4">-</text:span> <text:span text:style-name="T6">"3001:3001"</text:span></text:p>
          <text:p text:style-name="P13"><text:s text:c="4"/><text:span text:style-name="T2">environment</text:span><text:span text:style-name="T4">:</text:span></text:p>
          <text:p text:style-name="P13"><text:s text:c="6"/><text:span text:style-name="T4">-</text:span> DB_HOST=d<text:span text:style-name="T7">b</text:span></text:p>
          <text:p text:style-name="P13"><text:s text:c="4"/><text:span text:style-name="T2">depends_on</text:span><text:span text:style-name="T4">:</text:span></text:p>
          <text:p text:style-name="P13"><text:s text:c="6"/><text:span text:style-name="T4">-</text:span> db</text:p>
          <text:p text:style-name="P13"><text:s text:c="4"/><text:span text:style-name="T2">restart</text:span><text:span text:style-name="T4">:</text:span> always</text:p>
          <text:p text:style-name="P14"/>
          <text:p text:style-name="P13"><text:s text:c="2"/><text:span text:style-name="T2">frontend</text:span><text:span text:style-name="T4">:</text:span></text:p>
          <text:p text:style-name="P13"><text:s text:c="4"/><text:span text:style-name="T2">build</text:span><text:span text:style-name="T4">:</text:span> ./frontend</text:p>
          <text:p text:style-name="P13"><text:s text:c="4"/><text:span text:style-name="T2">ports</text:span><text:span text:style-name="T4">:</text:span></text:p>
          <text:p text:style-name="P13"><text:s text:c="6"/><text:span text:style-name="T4">-</text:span> <text:span text:style-name="T6">"3000:3000"</text:span></text:p>
          <text:p text:style-name="P13"><text:s text:c="4"/><text:span text:style-name="T2">depends_on</text:span><text:span text:style-name="T4">:</text:span></text:p>
          <text:p text:style-name="P13"><text:s text:c="6"/><text:span text:style-name="T4">-</text:span> backend</text:p>
          <text:p text:style-name="P13"><text:s text:c="4"/><text:span text:style-name="T2">restart</text:span><text:span text:style-name="T4">:</text:span> always</text:p>
          <text:p text:style-name="P14"/>
          <text:p text:style-name="P13"><text:span text:style-name="T2">volumes</text:span><text:span text:style-name="T4">:</text:span></text:p>
          <text:p text:style-name="P13"><text:soft-page-break/><text:s text:c="2"/>postgres_data<text:span text:style-name="T4">:</text:span></text:p>
        </text:list-item>
      </text:list>
      <text:h text:style-name="P1" text:outline-level="3"><text:span text:style-name="Strong_20_Emphasis"><text:span text:style-name="T9">Step 4: Build and Run Containers</text:span></text:span></text:h>
      <text:p text:style-name="P7"># Navigate to <text:span text:style-name="T7">the</text:span> project folder</text:p>
      <text:p text:style-name="P10"><text:span text:style-name="T2">cd</text:span> /home/ubuntu/folder</text:p>
      <text:p text:style-name="P15"/>
      <text:p text:style-name="P7"># Build and start containers</text:p>
      <text:p text:style-name="P10"><text:span text:style-name="T2">sudo</text:span> <text:span text:style-name="T2">docker-compose</text:span> up <text:span text:style-name="T4">-d</text:span> <text:span text:style-name="T4">--build</text:span></text:p>
      <text:p text:style-name="P15"/>
      <text:p text:style-name="P7"># Verify containers are running</text:p>
      <text:p text:style-name="P11"><text:span text:style-name="T2">sudo</text:span> <text:span text:style-name="T2">docker</text:span> <text:span text:style-name="T2">ps</text:span></text:p>
      <text:h text:style-name="P1" text:outline-level="3"><text:span text:style-name="Strong_20_Emphasis"><text:span text:style-name="T9">Step 5: Set Up Nginx Reverse Proxy (Recommended)</text:span></text:span></text:h>
      <text:list text:style-name="L3">
        <text:list-item>
          <text:p text:style-name="P28">Install Nginx</text:p>
          <text:p text:style-name="P16"><text:span text:style-name="T2">sudo</text:span> <text:span text:style-name="T2">apt</text:span> <text:span text:style-name="T2">install</text:span> nginx <text:span text:style-name="T4">-y</text:span></text:p>
        </text:list-item>
        <text:list-item>
          <text:p text:style-name="P28">Configure Nginx for Frontend</text:p>
          <text:p text:style-name="P17"><text:span text:style-name="T2">sudo</text:span> <text:span text:style-name="T2">nano</text:span> /etc/nginx/sites-available/frontend</text:p>
          <text:p text:style-name="P17"><text:span text:style-name="T4">server</text:span> <text:span text:style-name="T4">{</text:span></text:p>
          <text:p text:style-name="P17"><text:s text:c="4"/><text:span text:style-name="T4">listen</text:span> <text:span text:style-name="T3">80</text:span><text:span text:style-name="T4">;</text:span></text:p>
          <text:p text:style-name="P17"><text:s text:c="4"/><text:span text:style-name="T4">server_name</text:span> <text:span text:style-name="T17">my</text:span>-domain.com<text:span text:style-name="T4">;</text:span></text:p>
          <text:p text:style-name="P17"><text:s text:c="4"/><text:span text:style-name="T4">location</text:span> / <text:span text:style-name="T4">{</text:span></text:p>
          <text:p text:style-name="P17"><text:s text:c="8"/><text:span text:style-name="T4">proxy_pass</text:span> http://localhost:3000<text:span text:style-name="T4">;</text:span></text:p>
          <text:p text:style-name="P17"><text:s text:c="8"/><text:span text:style-name="T4">proxy_http_version</text:span> 1.1<text:span text:style-name="T4">;</text:span></text:p>
          <text:p text:style-name="P17"><text:s text:c="8"/><text:span text:style-name="T4">proxy_set_header</text:span> Upgrade <text:span text:style-name="T4">$http_upgrade;</text:span></text:p>
          <text:p text:style-name="P17"><text:s text:c="8"/><text:span text:style-name="T4">proxy_set_header</text:span> Connection <text:span text:style-name="T6">'upgrade'</text:span><text:span text:style-name="T4">;</text:span></text:p>
          <text:p text:style-name="P17"><text:s text:c="8"/><text:span text:style-name="T4">proxy_set_header</text:span> Host <text:span text:style-name="T4">$host;</text:span></text:p>
          <text:p text:style-name="P17"><text:s text:c="8"/><text:span text:style-name="T4">proxy_cache_bypass</text:span> <text:span text:style-name="T4">$http_upgrade;</text:span></text:p>
          <text:p text:style-name="P17"><text:s text:c="4"/><text:span text:style-name="T4">}</text:span></text:p>
          <text:p text:style-name="P8">}</text:p>
        </text:list-item>
        <text:list-item>
          <text:p text:style-name="P28">Configure Nginx for Backend</text:p>
          <text:p text:style-name="P17"><text:span text:style-name="T2">sudo</text:span> <text:span text:style-name="T2">nano</text:span> /etc/nginx/sites-available/backen<text:span text:style-name="T7">d</text:span></text:p>
          <text:p text:style-name="P17"><text:span text:style-name="T4">server</text:span> <text:span text:style-name="T4">{</text:span></text:p>
          <text:p text:style-name="P17"><text:s text:c="4"/><text:span text:style-name="T4">listen</text:span> <text:span text:style-name="T3">3001</text:span><text:span text:style-name="T4">;</text:span></text:p>
          <text:p text:style-name="P17"><text:s text:c="4"/><text:span text:style-name="T4">server_name</text:span> api.<text:span text:style-name="T18">my</text:span>-domain.com<text:span text:style-name="T4">;</text:span></text:p>
          <text:p text:style-name="P18"/>
          <text:p text:style-name="P17"><text:s text:c="4"/><text:span text:style-name="T4">location</text:span> / <text:span text:style-name="T4">{</text:span></text:p>
          <text:p text:style-name="P17"><text:s text:c="8"/><text:span text:style-name="T4">proxy_pass</text:span> http://localhost:3001<text:span text:style-name="T4">;</text:span></text:p>
          <text:p text:style-name="P17"><text:s text:c="8"/><text:span text:style-name="T4">proxy_http_version</text:span> 1.1<text:span text:style-name="T4">;</text:span></text:p>
          <text:p text:style-name="P17"><text:soft-page-break/><text:s text:c="8"/><text:span text:style-name="T4">proxy_set_header</text:span> Upgrade <text:span text:style-name="T4">$http_upgrade;</text:span></text:p>
          <text:p text:style-name="P17"><text:s text:c="8"/><text:span text:style-name="T4">proxy_set_header</text:span> Connection <text:span text:style-name="T6">'upgrade'</text:span><text:span text:style-name="T4">;</text:span></text:p>
          <text:p text:style-name="P17"><text:s text:c="8"/><text:span text:style-name="T4">proxy_set_header</text:span> Host <text:span text:style-name="T4">$host;</text:span></text:p>
          <text:p text:style-name="P17"><text:s text:c="8"/><text:span text:style-name="T4">proxy_cache_bypass</text:span> <text:span text:style-name="T4">$http_upgrade;</text:span></text:p>
          <text:p text:style-name="P17"><text:s text:c="4"/><text:span text:style-name="T4">}</text:span></text:p>
          <text:p text:style-name="P8">}</text:p>
        </text:list-item>
        <text:list-item>
          <text:p text:style-name="P28">Enable the configurations:</text:p>
          <text:p text:style-name="P17"><text:span text:style-name="T2">sudo</text:span> <text:span text:style-name="T2">ln</text:span> <text:span text:style-name="T4">-s</text:span> /etc/nginx/sites-available/frontend /etc/nginx/sites-enabled/</text:p>
          <text:p text:style-name="P17"><text:span text:style-name="T2">sudo</text:span> <text:span text:style-name="T2">ln</text:span> <text:span text:style-name="T4">-s</text:span> /etc/nginx/sites-available/backend /etc/nginx/sites-enabled/</text:p>
          <text:p text:style-name="P17"><text:span text:style-name="T2">sudo</text:span> nginx <text:span text:style-name="T4">-t</text:span></text:p>
          <text:p text:style-name="P17"><text:span text:style-name="T2">sudo</text:span> systemctl restart nginx</text:p>
        </text:list-item>
      </text:list>
      <text:h text:style-name="P1" text:outline-level="3"><text:span text:style-name="Strong_20_Emphasis"><text:span text:style-name="T9">Step 6: Set Up HTTPS with Certbo</text:span></text:span><text:span text:style-name="Strong_20_Emphasis"><text:span text:style-name="T10">t</text:span></text:span></text:h>
      <text:p text:style-name="P10"><text:span text:style-name="T2">sudo</text:span> <text:span text:style-name="T2">apt</text:span> <text:span text:style-name="T2">install</text:span> certbot python3-certbot-nginx <text:span text:style-name="T4">-y</text:span></text:p>
      <text:p text:style-name="P11"><text:span text:style-name="T2">sudo</text:span> certbot <text:span text:style-name="T4">--nginx</text:span> <text:span text:style-name="T4">-d</text:span> domain.com <text:span text:style-name="T4">-d</text:span> api.domain.com</text:p>
      <text:h text:style-name="P1" text:outline-level="3"><text:span text:style-name="Strong_20_Emphasis"><text:span text:style-name="T9">Troubleshooting</text:span></text:span></text:h>
      <text:list text:style-name="L4">
        <text:list-item>
          <text:p text:style-name="P29">Check logs:</text:p>
        </text:list-item>
      </text:list>
      <text:p text:style-name="P25"/>
      <text:list text:continue-numbering="true" text:style-name="L4">
        <text:list-header>
          <text:p text:style-name="P19"><text:span text:style-name="T2">sudo</text:span> <text:span text:style-name="T2">docker-compose</text:span> logs</text:p>
        </text:list-header>
        <text:list-item>
          <text:p text:style-name="P29">Restart services:</text:p>
          <text:p text:style-name="P20"><text:span text:style-name="T2">sudo</text:span> <text:span text:style-name="T2">docker-compose</text:span> restart</text:p>
        </text:list-item>
      </text:list>
      <text:p text:style-name="P27"/>
      <text:p text:style-name="P3"><text:span text:style-name="T10">The </text:span><text:span text:style-name="T9"><text:s/>app should now be live at </text:span><text:span text:style-name="Source_20_Text"><text:span text:style-name="T12">http://</text:span></text:span><text:span text:style-name="Source_20_Text"><text:span text:style-name="T11">my</text:span></text:span><text:span text:style-name="Source_20_Text"><text:span text:style-name="T12">-ec2-public-ip:3000</text:span></text:span><text:span text:style-name="T9"> (frontend) and </text:span><text:span text:style-name="Source_20_Text"><text:span text:style-name="T12">http://</text:span></text:span><text:span text:style-name="Source_20_Text"><text:span text:style-name="T11">my</text:span></text:span><text:span text:style-name="Source_20_Text"><text:span text:style-name="T12">-ec2-public-ip:3001</text:span></text:span><text:span text:style-name="T9"> (backend)!</text:span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K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K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00:23:06.398754562</meta:creation-date>
    <dc:date>2025-03-26T00:31:13.807331819</dc:date>
    <meta:editing-duration>PT7M6S</meta:editing-duration>
    <meta:editing-cycles>3</meta:editing-cycles>
    <meta:generator>LibreOffice/24.2.2.2$MacOSX_AARCH64 LibreOffice_project/d56cc158d8a96260b836f100ef4b4ef25d6f1a01</meta:generator>
    <meta:document-statistic meta:table-count="0" meta:image-count="0" meta:object-count="0" meta:page-count="4" meta:paragraph-count="114" meta:word-count="410" meta:character-count="3376" meta:non-whitespace-character-count="2859"/>
  </office:meta>
</office:document-meta>
</file>